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f0e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officeooo:paragraph-rsid="001d83f5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paragraph-rsid="001ee24d"/>
    </style:style>
    <style:style style:name="P6" style:family="paragraph" style:parent-style-name="Preformatted_20_Text">
      <style:text-properties officeooo:paragraph-rsid="0020e166"/>
    </style:style>
    <style:style style:name="P7" style:family="paragraph" style:parent-style-name="Preformatted_20_Text">
      <style:paragraph-properties fo:break-before="page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5541b" officeooo:paragraph-rsid="001d83f5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column"/>
      <style:text-properties fo:font-weight="bold" officeooo:rsid="0015541b" officeooo:paragraph-rsid="001d83f5" style:font-weight-asian="bold" style:font-weight-complex="bold"/>
    </style:style>
    <style:style style:name="P10" style:family="paragraph" style:parent-style-name="Standard">
      <style:text-properties officeooo:rsid="0015541b" officeooo:paragraph-rsid="001d83f5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541b" officeooo:paragraph-rsid="001d83f5" style:font-weight-asian="bold" style:font-weight-complex="bold"/>
    </style:style>
    <style:style style:name="P12" style:family="paragraph" style:parent-style-name="Standard">
      <style:text-properties fo:font-weight="bold" officeooo:rsid="0015541b" officeooo:paragraph-rsid="001d83f5" style:font-weight-asian="bold" style:font-weight-complex="bold"/>
    </style:style>
    <style:style style:name="P13" style:family="paragraph" style:parent-style-name="Standard">
      <style:text-properties officeooo:paragraph-rsid="001d83f5"/>
    </style:style>
    <style:style style:name="P14" style:family="paragraph" style:parent-style-name="Preformatted_20_Text">
      <style:paragraph-properties fo:break-before="column"/>
      <style:text-properties fo:font-weight="bold" officeooo:paragraph-rsid="00230cf8" fo:background-color="#ffff00" style:font-weight-asian="bold" style:font-weight-complex="bold"/>
    </style:style>
    <style:style style:name="P15" style:family="paragraph" style:parent-style-name="Preformatted_20_Text">
      <style:text-properties fo:font-weight="bold" officeooo:paragraph-rsid="00230cf8" style:font-weight-asian="bold" style:font-weight-complex="bold"/>
    </style:style>
    <style:style style:name="P16" style:family="paragraph" style:parent-style-name="Preformatted_20_Text">
      <style:text-properties fo:font-weight="bold" fo:background-color="#ffff00" style:font-weight-asian="bold" style:font-weight-complex="bold"/>
    </style:style>
    <style:style style:name="P17" style:family="paragraph" style:parent-style-name="Preformatted_20_Text">
      <style:text-properties fo:font-weight="bold" officeooo:paragraph-rsid="00230cf8" fo:background-color="#ffff00" style:font-weight-asian="bold" style:font-weight-complex="bold"/>
    </style:style>
    <style:style style:name="P18" style:family="paragraph" style:parent-style-name="Preformatted_20_Text">
      <style:text-properties officeooo:paragraph-rsid="00230cf8"/>
    </style:style>
    <style:style style:name="P19" style:family="paragraph" style:parent-style-name="Preformatted_20_Text">
      <style:text-properties officeooo:paragraph-rsid="001d83f5"/>
    </style:style>
    <style:style style:name="P20" style:family="paragraph" style:parent-style-name="Preformatted_20_Text">
      <style:text-properties officeooo:paragraph-rsid="0020e166"/>
    </style:style>
    <style:style style:name="T1" style:family="text">
      <style:text-properties officeooo:rsid="001d83f5"/>
    </style:style>
    <style:style style:name="T2" style:family="text">
      <style:text-properties officeooo:rsid="0017fc96"/>
    </style:style>
    <style:style style:name="T3" style:family="text">
      <style:text-properties officeooo:rsid="001987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officeooo:rsid="0020e166"/>
    </style:style>
    <style:style style:name="T8" style:family="text">
      <style:text-properties officeooo:rsid="00230cf8"/>
    </style:style>
    <style:style style:name="T9" style:family="text">
      <style:text-properties fo:font-weight="normal" officeooo:rsid="00230cf8" style:font-weight-asian="normal" style:font-weight-complex="normal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Sect1" style:family="section">
      <style:section-properties text:dont-balance-text-columns="false" style:editable="false">
        <style:columns fo:column-count="2" fo:column-gap="0.1181in">
          <style:column-sep style:width="0.0035in" style:color="#000000" style:height="100%" style:style="dotted"/>
          <style:column style:rel-width="32767*" fo:start-indent="0in" fo:end-indent="0.0591in"/>
          <style:column style:rel-width="32768*" fo:start-indent="0.059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of Stock Ticker Classes</text:p>
      <text:p text:style-name="Preformatted_20_Text"/>
      <text:p text:style-name="P4">============== <text:s text:c="2"/>Variables <text:s/>=====================</text:p>
      <text:section text:style-name="Sect1" text:name="Section1">
        <text:p text:style-name="Preformatted_20_Text">self.name = name</text:p>
        <text:p text:style-name="P3">self.<text:span text:style-name="T1">transaction_amount</text:span> = 0</text:p>
        <text:p text:style-name="P3">self.<text:span text:style-name="T1">transaction_symbol</text:span> = “”</text:p>
        <text:p text:style-name="Preformatted_20_Text">self.balance = 0</text:p>
        <text:p text:style-name="Preformatted_20_Text">self.id = self.setup_player()</text:p>
        <text:p text:style-name="Preformatted_20_Text">self.current_date = int(epoch time)</text:p>
      </text:section>
      <text:p text:style-name="Preformatted_20_Text"/>
      <text:p text:style-name="P4">============== <text:s text:c="2"/>Static Methods <text:s/>=====================</text:p>
      <text:section text:style-name="Sect1" text:name="Section2">
        <text:p text:style-name="Preformatted_20_Text">@staticmethod</text:p>
        <text:p text:style-name="P16">def player_list()</text:p>
        <text:p text:style-name="P6"><text:s text:c="4"/>return list_of_players </text:p>
        <text:p text:style-name="P6"><text:tab/>- type &lt;class 'list'&gt;</text:p>
        <text:p text:style-name="Preformatted_20_Text"><text:tab/></text:p>
        <text:p text:style-name="Preformatted_20_Text">@staticmethod</text:p>
        <text:p text:style-name="P16">def money_str(value)</text:p>
        <text:p text:style-name="P6"><text:s text:c="4"/>return "${:,.2f}".format(value)</text:p>
        <text:p text:style-name="P6"><text:tab/>-type str</text:p>
        <text:p text:style-name="Preformatted_20_Text"><text:tab/>@staticmethod</text:p>
        <text:p text:style-name="P16">def current_price(symbol)</text:p>
        <text:p text:style-name="P6"><text:s text:c="4"/>return current_stock_price</text:p>
        <text:p text:style-name="P6"><text:tab/>-type <text:span text:style-name="T7">float</text:span></text:p>
        <text:p text:style-name="Preformatted_20_Text"/>
        <text:p text:style-name="Preformatted_20_Text">@staticmethod</text:p>
        <text:p text:style-name="P16">def stock_full_name(symbol)</text:p>
        <text:p text:style-name="P6"><text:s text:c="4"/>return name - type str</text:p>
      </text:section>
      <text:p text:style-name="Preformatted_20_Text"/>
      <text:p text:style-name="P4">============== <text:s text:c="2"/>Methods <text:s/>=====================</text:p>
      <text:section text:style-name="Sect1" text:name="Section3">
        <text:p text:style-name="Preformatted_20_Text"><text:span text:style-name="T6">def __repr__())</text:span><text:span text:style-name="T11"> <text:s/></text:span>#use for troubleshooting</text:p>
        <text:p text:style-name="Preformatted_20_Text"><text:s text:c="4"/>return "${:,.2f}".format(self.balance) - type str</text:p>
        <text:p text:style-name="Preformatted_20_Text"><text:s text:c="4"/></text:p>
        <text:p text:style-name="P16">def balance_str()</text:p>
        <text:p text:style-name="Preformatted_20_Text"><text:s text:c="4"/>return "${:,.2f}".format(self.balance) - type str</text:p>
        <text:p text:style-name="Preformatted_20_Text"><text:s text:c="4"/></text:p>
        <text:p text:style-name="P16">def name_balance_str ()</text:p>
        <text:p text:style-name="Preformatted_20_Text"><text:s text:c="4"/>return "{} ({})".format(self.name, self.balance_str()) - type str</text:p>
        <text:p text:style-name="Preformatted_20_Text"/>
        <text:p text:style-name="P5"><text:span text:style-name="T6">def setup_player ()</text:span> </text:p>
        <text:p text:style-name="P5">#this starts whenever the class is called.</text:p>
        <text:p text:style-name="Preformatted_20_Text"><text:s text:c="4"/>return playerID - type int</text:p>
        <text:p text:style-name="Preformatted_20_Text"><text:s text:c="4"/></text:p>
        <text:p text:style-name="P16">def load_portfolio ()</text:p>
        <text:p text:style-name="P1"><text:s text:c="4"/>return portfolio_list</text:p>
        <text:p text:style-name="P1"><text:s text:c="4"/>#print (portfolio[1][1]) gets you the symbol of second stock</text:p>
        <text:p text:style-name="Preformatted_20_Text"><text:s text:c="4"/></text:p>
        <text:p text:style-name="P16">def load_ledger ()</text:p>
        <text:p text:style-name="Preformatted_20_Text"><text:s text:c="4"/>return ledger_list - type &lt;class 'list'&gt;</text:p>
        <text:p text:style-name="Preformatted_20_Text"><text:s text:c="4"/></text:p>
        <text:p text:style-name="P16">def calculate_networth ()</text:p>
        <text:p text:style-name="Preformatted_20_Text"><text:s text:c="4"/>return nw - type float</text:p>
        <text:p text:style-name="Preformatted_20_Text"/>
        <text:p text:style-name="P16">def timestamp_str_from_e (date_time)</text:p>
        <text:p text:style-name="Preformatted_20_Text"><text:s text:c="4"/>return dt.strftime("%a, %e %b %Y - %l:%M %p") - type str</text:p>
        <text:p text:style-name="Preformatted_20_Text"><text:s text:c="4"/></text:p>
        <text:p text:style-name="P17">def ttimestamp_str_to_e (date_time)</text:p>
        <text:p text:style-name="P15"><text:tab/><text:span text:style-name="T9">This is timezone compensated</text:span></text:p>
        <text:p text:style-name="P18"><text:s text:c="4"/>return int(epoch_time)</text:p>
        <text:p text:style-name="P14">def purchase_shares <text:span text:style-name="T8">(**kwargs</text:span>)</text:p>
        <text:p text:style-name="P3"><text:tab/><text:span text:style-name="T1">must have the self.transaction_amount set</text:span></text:p>
        <text:p text:style-name="P3"><text:tab/><text:span text:style-name="T1">must have the </text:span>self.<text:span text:style-name="T1">transaction_symbol</text:span> <text:span text:style-name="T1">set</text:span></text:p>
        <text:p text:style-name="P3"/>
        <text:p text:style-name="P18">kwargs </text:p>
        <text:p text:style-name="P18">historical_price <text:span text:style-name="T8">= 25</text:span></text:p>
        <text:p text:style-name="P18"><text:span text:style-name="T8">historical_date = str('2018-02-12 09:07:56')</text:span></text:p>
        <text:p text:style-name="Preformatted_20_Text"><text:s text:c="4"/>return - none</text:p>
        <text:p text:style-name="Preformatted_20_Text"><text:s text:c="4"/></text:p>
        <text:p text:style-name="P17">def sell_shares (<text:span text:style-name="T8">**kwargs</text:span>)</text:p>
        <text:p text:style-name="P3"><text:tab/><text:span text:style-name="T1">must have self.id set to the sqlite Portfolio of the purchase</text:span></text:p>
        <text:p text:style-name="P3"><text:tab/><text:span text:style-name="T1">must have the self.transaction_amount set</text:span></text:p>
        <text:p text:style-name="P18"><text:tab/><text:span text:style-name="T1">Must have the </text:span>self.<text:span text:style-name="T1">transaction_symbol</text:span> <text:span text:style-name="T1">set</text:span></text:p>
        <text:p text:style-name="P18"/>
        <text:p text:style-name="P18">kwargs </text:p>
        <text:p text:style-name="P18">historical_price <text:span text:style-name="T8">= 25</text:span></text:p>
        <text:p text:style-name="P18"><text:span text:style-name="T8">historical_date = str('2018-02-12 09:07:56')</text:span></text:p>
        <text:p text:style-name="Preformatted_20_Text"><text:s text:c="4"/>return - none</text:p>
      </text:section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1"/>
      <text:p text:style-name="P8">GIT and GITHUB</text:p>
      <text:section text:style-name="Sect1" text:name="Section4">
        <text:p text:style-name="P13">Initialize Git</text:p>
        <text:p text:style-name="P13">--$ git config --global user.name "Your Name"</text:p>
        <text:p text:style-name="P13">--$ git config --global user.email "you@youraddress.com"</text:p>
        <text:p text:style-name="P13">--$ git config --global push.default matching</text:p>
        <text:p text:style-name="P13">--$ git config --global alias.co checkout</text:p>
        <text:p text:style-name="P13">--$ git init</text:p>
        <text:p text:style-name="P13"><text:tab/><text:tab/><text:tab/><text:tab/><text:tab/></text:p>
        <text:p text:style-name="P13">Add Files To Git</text:p>
        <text:p text:style-name="P13">--$ git add .</text:p>
        <text:p text:style-name="P13">--$ git commit -am "Commit Message"</text:p>
        <text:p text:style-name="P13">--$ git push</text:p>
        <text:p text:style-name="P13"><text:tab/><text:tab/><text:tab/><text:tab/><text:tab/></text:p>
        <text:p text:style-name="P13">Roll Back Code To Last Commit</text:p>
        <text:p text:style-name="P13">--$ git checkout .</text:p>
        <text:p text:style-name="P13"><text:tab/><text:tab/><text:tab/><text:tab/><text:tab/></text:p>
        <text:p text:style-name="P13">Create and Switch To A New Branch<text:span text:style-name="T2">ot</text:span></text:p>
        <text:p text:style-name="P13">--$ git checkout -b branchName</text:p>
        <text:p text:style-name="P13"><text:tab/><text:tab/><text:tab/><text:tab/><text:tab/></text:p>
        <text:p text:style-name="P13">Switch To A Different Branch (Already Created)</text:p>
        <text:p text:style-name="P13">--$ git branch BranchName</text:p>
        <text:p text:style-name="P13"><text:tab/><text:tab/><text:tab/><text:tab/><text:tab/></text:p>
        <text:p text:style-name="P13">Push Branch To Github</text:p>
        <text:p text:style-name="P13"># To Push A Branch</text:p>
        <text:p text:style-name="P13">--$ git push origin BRANCHNAME</text:p>
        <text:p text:style-name="P13"><text:s/></text:p>
        <text:p text:style-name="P13"># To push your master branch</text:p>
        <text:p text:style-name="P13">--$ git push origin master</text:p>
        <text:p text:style-name="P13"><text:tab/><text:tab/><text:tab/><text:tab/><text:tab/></text:p>
        <text:p text:style-name="P13">Switch Back To Your Master Branch</text:p>
        <text:p text:style-name="P13">git checkout master</text:p>
        <text:p text:style-name="P13"><text:tab/><text:tab/><text:tab/><text:tab/><text:tab/></text:p>
        <text:p text:style-name="P13">Merge Your Branch Back Into Your Master Branch</text:p>
        <text:p text:style-name="P13"># While Checked into your branch...</text:p>
        <text:p text:style-name="P13">git merge</text:p>
        <text:p text:style-name="P13"><text:s/></text:p>
        <text:p text:style-name="P13"># Or while checked into your master branch</text:p>
        <text:p text:style-name="P13">--$ git merge BranchName</text:p>
        <text:p text:style-name="P13"><text:tab/><text:tab/><text:tab/><text:tab/><text:tab/></text:p>
        <text:p text:style-name="P13">Delete Old Branch After You've Merged It To Master</text:p>
        <text:p text:style-name="P13"># After You've Merged Your Branch Back Into Your Master Branch</text:p>
        <text:p text:style-name="P13">--$ git branch -d oldBranchName</text:p>
        <text:p text:style-name="P13"><text:tab/><text:tab/><text:tab/><text:tab/><text:tab/></text:p>
        <text:p text:style-name="P13">See What Branch You're On</text:p>
        <text:p text:style-name="P13">--$ git status</text:p>
        <text:p text:style-name="P13"><text:tab/><text:tab/><text:tab/><text:tab/><text:tab/></text:p>
        <text:p text:style-name="P13">Resolve Merge Conflicts Visually</text:p>
        <text:p text:style-name="P13">--$ git mergetool</text:p>
      </text:section>
      <text:p text:style-name="P11"/>
      <text:p text:style-name="P9">Virtual environment</text:p>
      <text:section text:style-name="Sect1" text:name="Section5">
        <text:p text:style-name="P10">make a directory</text:p>
        <text:p text:style-name="P10">$ mkdir &lt;name&gt;</text:p>
        <text:p text:style-name="P10">$ cd &lt;name&gt;</text:p>
        <text:p text:style-name="P10">make an virtual <text:span text:style-name="T3">environment</text:span></text:p>
        <text:p text:style-name="P10">$ python3 -m venv boot</text:p>
        <text:p text:style-name="P10">run the environment</text:p>
        <text:p text:style-name="P10">$ source boot/bin/activate</text:p>
        <text:p text:style-name="P10">install pip packages</text:p>
        <text:p text:style-name="P10">boot$ pip3 install &lt;package&gt;</text:p>
        <text:p text:style-name="P10">list pip packages</text:p>
        <text:p text:style-name="P10">boot$ pip3 freeze</text:p>
      </text:section>
      <text:p text:style-name="P12"/>
      <text:p text:style-name="P9">SQL Queries</text:p>
      <text:section text:style-name="Sect1" text:name="Section7">
        <text:p text:style-name="P10">Basics of SQL Queries</text:p>
        <text:p text:style-name="P10">Before we continue on with the notebook, I will list here the important SQL statements that are most widely used</text:p>
        <text:p text:style-name="P10"/>
        <text:p text:style-name="P10">SELECT : Statement used to select rows and columns from a database.</text:p>
        <text:p text:style-name="P10"/>
        <text:p text:style-name="P10">FROM : Specifies which table in the database you want to direct your query to</text:p>
        <text:p text:style-name="P10"/>
        <text:p text:style-name="P10">WHERE: clause for filtering for a specified value(s)</text:p>
        <text:p text:style-name="P10"/>
        <text:p text:style-name="P10">GROUP BY: Aggregating data. Needs to be used in conjunction with SQL aggregating functions like SUM and COUNT.</text:p>
        <text:p text:style-name="P10"/>
        <text:p text:style-name="P10">ORDER BY: Sorting columns in the database</text:p>
        <text:p text:style-name="P10"/>
        <text:p text:style-name="P10">JOIN : Joins are used to combine tables with one another.</text:p>
        <text:p text:style-name="P10"/>
        <text:p text:style-name="P10">UNION, INTERSECT/EXCEPT : Set operations. Unioning in SQL allows one to append tables on top of one another.</text:p>
      </text:section>
      <text:p text:style-name="P7">Examples of how to use# current_player = Player ("Computer dumb")</text:p>
      <text:p text:style-name="Preformatted_20_Text"># # </text:p>
      <text:p text:style-name="Preformatted_20_Text"># # print (current_player.purchase_timestamp_str(current_player.current_date))</text:p>
      <text:p text:style-name="Preformatted_20_Text"># # 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</text:p>
      <text:p text:style-name="Preformatted_20_Text"># portfolio = current_player.load_portfolio()</text:p>
      <text:p text:style-name="Preformatted_20_Text"># # print (portfolio[1][1])</text:p>
      <text:p text:style-name="Preformatted_20_Text"># ledger = current_player.load_ledger()</text:p>
      <text:p text:style-name="Preformatted_20_Text"># # print (current_player.purchase_timestamp_str(ledger[1][5]))</text:p>
      <text:p text:style-name="Preformatted_20_Text"># worth = current_player.calculate_networth()</text:p>
      <text:p text:style-name="Preformatted_20_Text"># </text:p>
      <text:p text:style-name="Preformatted_20_Text"># price = Player.current_price ("aapl")</text:p>
      <text:p text:style-name="Preformatted_20_Text"># </text:p>
      <text:p text:style-name="Preformatted_20_Text"># </text:p>
      <text:p text:style-name="Preformatted_20_Text"># </text:p>
      <text:p text:style-name="Preformatted_20_Text">playerlist = Player.player_list()</text:p>
      <text:p text:style-name="Preformatted_20_Text"># print (playerlist)</text:p>
      <text:p text:style-name="Preformatted_20_Text"/>
      <text:p text:style-name="Preformatted_20_Text">for player in playerlist:</text:p>
      <text:p text:style-name="Preformatted_20_Text"><text:s text:c="4"/>print (player, "is worth", Player.money_str(Player (player).calculate_networth()))</text:p>
      <text:p text:style-name="Preformatted_20_Text"/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purchase_shares()</text:p>
      <text:p text:style-name="Preformatted_20_Text"># </text:p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sell_shares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6T09:47:51.608101645</dc:date>
    <meta:editing-duration>PT42M13S</meta:editing-duration>
    <meta:editing-cycles>7</meta:editing-cycles>
    <meta:generator>LibreOffice/7.0.0.3$Linux_X86_64 LibreOffice_project/8061b3e9204bef6b321a21033174034a5e2ea88e</meta:generator>
    <dc:creator>Michael Gurnett</dc:creator>
    <meta:printed-by>Michael Gurnett</meta:printed-by>
    <meta:print-date>2021-02-16T09:41:47.805391119</meta:print-date>
    <meta:document-statistic meta:table-count="0" meta:image-count="0" meta:object-count="0" meta:page-count="3" meta:paragraph-count="178" meta:word-count="735" meta:character-count="5464" meta:non-whitespace-character-count="4685"/>
  </office:meta>
</office:document-meta>
</file>